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3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4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loext:graphic-properties draw:fill-color="#d62e4e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3cm 15.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6cm 16.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1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4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4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3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51" draw:text-style-name="P10" draw:layer="layout" svg:width="0.513cm" svg:height="5.833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2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3" draw:text-style-name="P47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4" draw:text-style-name="P24" draw:layer="layout" svg:width="0.9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3" draw:master-page-name="Default" presentation:presentation-page-layout-name="AL3T1">
        <draw:frame presentation:style-name="pr47" draw:text-style-name="P48" draw:layer="layout" svg:width="25.198cm" svg:height="12.191cm" svg:x="1.4cm" svg:y="1.713cm">
          <draw:text-box>
            <text:p><text:span text:style-name="T4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5T19:50:24.319000000</dc:date>
    <meta:editing-duration>P18DT18H24M19S</meta:editing-duration>
    <meta:editing-cycles>893</meta:editing-cycles>
    <meta:generator>LibreOffice/7.2.7.2$Windows_X86_64 LibreOffice_project/8d71d29d553c0f7dcbfa38fbfda25ee34cce99a2</meta:generator>
    <meta:document-statistic meta:object-count="335"/>
  </office:meta>
</office:document-meta>
</file>